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b8e3f" officeooo:paragraph-rsid="000b8e3f"/>
    </style:style>
    <style:style style:name="P2" style:family="paragraph" style:parent-style-name="Title">
      <style:text-properties officeooo:rsid="000b8e3f" officeooo:paragraph-rsid="000b8e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-AMP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encourt Alex</meta:initial-creator>
    <meta:creation-date>2015-10-06T15:26:02.373183449</meta:creation-date>
    <dc:date>2015-10-06T15:26:26.332497893</dc:date>
    <dc:creator>Dalencourt Alex</dc:creator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4.3.3.2$Linux_X86_64 LibreOffice_project/430m0$Build-2</meta:generator>
  </office:meta>
</office:document-meta>
</file>